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48in"/>
    </style:style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0.3319in"/>
    </style:style>
    <style:style style:name="co7" style:family="table-column">
      <style:table-column-properties fo:break-before="auto" style:column-width="0.3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1">
      <style:table-cell-properties fo:border="0.06pt solid #000000"/>
    </style:style>
    <style:style style:name="ce13" style:family="table-cell" style:parent-style-name="Default" style:data-style-name="N1">
      <style:table-cell-properties fo:background-color="#ff9900" fo:border="0.06pt solid #000000"/>
    </style:style>
    <style:style style:name="ce14" style:family="table-cell" style:parent-style-name="Default" style:data-style-name="N1">
      <style:table-cell-properties fo:background-color="#c5000b" fo:border="0.06pt solid #000000"/>
    </style:style>
    <style:style style:name="ce15" style:family="table-cell" style:parent-style-name="Default" style:data-style-name="N1">
      <style:table-cell-properties fo:background-color="#000000" fo:border="0.06pt solid #000000"/>
    </style:style>
    <style:style style:name="ce16" style:family="table-cell" style:parent-style-name="Default" style:data-style-name="N1">
      <style:table-cell-properties fo:background-color="#b2b2b2" fo:border="0.06pt solid #000000"/>
    </style:style>
    <style:style style:name="ce17" style:family="table-cell" style:parent-style-name="Default" style:data-style-name="N1">
      <style:table-cell-properties fo:background-color="#ff99ff" fo:border="0.06pt solid #000000"/>
    </style:style>
    <style:style style:name="ce18" style:family="table-cell" style:parent-style-name="Default" style:data-style-name="N1">
      <style:table-cell-properties fo:background-color="#729fcf" fo:border="0.06pt solid #000000"/>
    </style:style>
    <style:style style:name="ce19" style:family="table-cell" style:parent-style-name="Default" style:data-style-name="N1">
      <style:table-cell-properties fo:background-color="#ffff99" fo:border="0.06pt solid #000000"/>
    </style:style>
    <style:style style:name="ce20" style:family="table-cell" style:parent-style-name="Default" style:data-style-name="N1">
      <style:table-cell-properties fo:background-color="#99cc99" fo:border="0.06pt solid #000000"/>
    </style:style>
    <style:style style:name="ce21" style:family="table-cell" style:parent-style-name="Default" style:data-style-name="N1">
      <style:table-cell-properties fo:background-color="#c5000b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cc9966" fo:border="0.06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ce14"/>
        <table:table-column table:style-name="co2" table:number-columns-repeated="1013" table:default-cell-style-name="Default"/>
        <table:table-row table:style-name="ro1"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8" table:number-columns-repeated="2"/>
          <table:table-cell table:style-name="ce23" table:number-columns-repeated="1013"/>
        </table:table-row>
        <table:table-row table:style-name="ro2">
          <table:table-cell table:style-name="ce8" office:value-type="string" calcext:value-type="string">
            <text:p>219C</text:p>
          </table:table-cell>
          <table:table-cell table:style-name="ce11"/>
          <table:table-cell table:number-columns-repeated="1013"/>
        </table:table-row>
        <table:table-row table:style-name="ro1">
          <table:table-cell office:value-type="string" calcext:value-type="string">
            <text:p>ALI KODO Adoum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THOT Marjorie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ERTY Sim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ZAIS Fann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BIN Martin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ILLY Camille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EUNVEN Hug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ISRAME Guillaume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MUS David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TEVE Clai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RNIER Chlo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URY Matthieu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LUC Opheli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IS Man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SQUIER Mar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BIROU Pau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ZE Samu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ISBORD Hélène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/>
          <table:table-cell table:style-name="ce12"/>
          <table:table-cell table:number-columns-repeated="1013"/>
        </table:table-row>
        <table:table-row table:style-name="ro2">
          <table:table-cell table:style-name="ce8" office:value-type="string" calcext:value-type="string">
            <text:p>217I</text:p>
          </table:table-cell>
          <table:table-cell table:style-name="ce12"/>
          <table:table-cell table:number-columns-repeated="1013"/>
        </table:table-row>
        <table:table-row table:style-name="ro1">
          <table:table-cell office:value-type="string" calcext:value-type="string">
            <text:p>BAHNES Hamz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GRANGES Marie-Maelle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DIER-POIRIER Blanch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URAND Kevin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NTIER Flavie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RRIC Oceane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BERT Laura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SSLER Lucie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NSEC Florian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TIVE Manuel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CHETEAU Clara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RR Amadou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UVÉ Gabri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MBA Karim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AMPHYA Brice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EL Thomas</text:p>
          </table:table-cell>
          <table:table-cell table:style-name="ce18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RIGNON Florentin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OUINOU Simon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1013"/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015" table:default-cell-style-name="Default"/>
        <table:table-row table:style-name="ro1">
          <table:table-cell table:style-name="ce2" office:value-type="string" calcext:value-type="string">
            <text:p>ALI KODO Adou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9" table:formula="of:=SUM([.B1:.D1])/3" office:value-type="float" office:value="2.33333333333333" calcext:value-type="float">
            <text:p>2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ABIN Marti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9" table:formula="of:=SUM([.B2:.D2])/3" office:value-type="float" office:value="4.66666666666667" calcext:value-type="float">
            <text:p>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DURAND Kevin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/>
          <table:table-cell table:style-name="ce9" table:formula="of:=SUM([.B3:.D3])/2" office:value-type="float" office:value="2" calcext:value-type="float">
            <text:p>2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ANTIER Flavi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9" table:formula="of:=SUM([.B4:.D4])/2" office:value-type="float" office:value="1.5" calcext:value-type="float">
            <text:p>2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ARRIC Ocean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9" table:formula="of:=SUM([.B5:.D5])/3" office:value-type="float" office:value="4.33333333333333" calcext:value-type="float">
            <text:p>4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EBERT Laura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9" table:formula="of:=SUM([.B6:.D6])/3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RR Amadou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9" table:formula="of:=SUM([.B7:.D7])/3" office:value-type="float" office:value="3.3333333333333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4" table:number-columns-repeated="3"/>
          <table:table-cell/>
          <table:table-cell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ALTHOT Marjori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/>
          <table:table-cell table:style-name="ce9" table:formula="of:=SUM([.B9:.D9])/2" office:value-type="float" office:value="8.5" calcext:value-type="float">
            <text:p>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OISRAME Guillaum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9" table:formula="of:=SUM([.B10:.D10])/2" office:value-type="float" office:value="6" calcext:value-type="float">
            <text:p>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SGRANGES Marie-Mael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9" table:formula="of:=SUM([.B11:.D11])/3" office:value-type="float" office:value="6.66666666666667" calcext:value-type="float">
            <text:p>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ESSLER Luci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table:style-name="ce9" table:formula="of:=SUM([.B12:.D12])/3" office:value-type="float" office:value="7.66666666666667" calcext:value-type="float">
            <text:p>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LANTIVE Manuel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/>
          <table:table-cell table:style-name="ce9" table:formula="of:=SUM([.B13:.D13])/3" office:value-type="float" office:value="9.66666666666667" calcext:value-type="float">
            <text:p>1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RIGNON Florenti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9" table:formula="of:=SUM([.B14:.D14])/3" office:value-type="float" office:value="6.33333333333333" calcext:value-type="float">
            <text:p>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4" table:number-columns-repeated="3"/>
          <table:table-cell/>
          <table:table-cell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BAILLY Camill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table:style-name="ce9" table:formula="of:=SUM([.B16:.D16])/3" office:value-type="float" office:value="11.6666666666667" calcext:value-type="float">
            <text:p>1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AURY Matthieu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/>
          <table:table-cell table:style-name="ce9" table:formula="of:=SUM([.B17:.D17])/3" office:value-type="float" office:value="12" calcext:value-type="float">
            <text:p>1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ISBORD Hélène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9" table:formula="of:=SUM([.B18:.D18])/2" office:value-type="float" office:value="11" calcext:value-type="float">
            <text:p>1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AMBA Karim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table:style-name="ce9" table:formula="of:=SUM([.B19:.D19])/3" office:value-type="float" office:value="10" calcext:value-type="float">
            <text:p>1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IEL Thom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9" table:formula="of:=SUM([.B20:.D20])/3" office:value-type="float" office:value="13" calcext:value-type="float">
            <text:p>1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4" table:number-columns-repeated="3"/>
          <table:table-cell/>
          <table:table-cell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CAMUS David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/>
          <table:table-cell table:style-name="ce9" table:formula="of:=SUM([.B22:.D22])/3" office:value-type="float" office:value="19.3333333333333" calcext:value-type="float">
            <text:p>19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OCHETEAU Clara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9" table:formula="of:=SUM([.B23:.D23])/3" office:value-type="float" office:value="18" calcext:value-type="float">
            <text:p>18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HAMPHYA Bric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/>
          <table:table-cell table:style-name="ce9" table:formula="of:=SUM([.B24:.D24])/3" office:value-type="float" office:value="16.6666666666667" calcext:value-type="float">
            <text:p>17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2" table:visibility="collapse">
          <table:table-cell table:style-name="ce1" table:number-columns-repeated="4"/>
          <table:table-cell table:style-name="ce5" table:number-columns-repeated="4"/>
          <table:table-cell table:number-columns-repeated="1015"/>
        </table:table-row>
        <table:table-row table:style-name="ro2" table:visibility="collapse">
          <table:table-cell table:style-name="ce1"/>
          <table:table-cell table:style-name="ce4" table:number-columns-repeated="3"/>
          <table:table-cell table:number-columns-repeated="1019"/>
        </table:table-row>
        <table:table-row table:style-name="ro1" table:visibility="collapse" table:number-rows-repeated="11">
          <table:table-cell table:style-name="ce2"/>
          <table:table-cell table:style-name="ce4" table:number-columns-repeated="3"/>
          <table:table-cell table:number-columns-repeated="1019"/>
        </table:table-row>
        <table:table-row table:style-name="ro2" table:visibility="collapse">
          <table:table-cell table:style-name="ce1"/>
          <table:table-cell table:style-name="ce4" table:number-columns-repeated="3"/>
          <table:table-cell table:number-columns-repeated="1019"/>
        </table:table-row>
        <table:table-row table:style-name="ro1" table:visibility="collapse" table:number-rows-repeated="4">
          <table:table-cell table:style-name="ce2"/>
          <table:table-cell table:style-name="ce4" table:number-columns-repeated="3"/>
          <table:table-cell table:number-columns-repeated="1019"/>
        </table:table-row>
        <table:table-row table:style-name="ro1" table:visibility="collapse">
          <table:table-cell table:number-columns-repeated="1023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Sheet2.A1:Sheet2.H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hadow="none" style:scale-to="87%" style:writing-mode="lr-tb"/>
      <style:header-style>
        <style:header-footer-properties fo:min-height="0.0402in" fo:margin-left="0in" fo:margin-right="0in" fo:margin-bottom="0in"/>
      </style:header-style>
      <style:footer-style>
        <style:header-footer-properties fo:min-height="0.040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09:34:46.186307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0:57:24.754671189</meta:creation-date>
    <dc:date>2015-05-11T09:38:39.526791750</dc:date>
    <meta:editing-duration>PT5H15M23S</meta:editing-duration>
    <meta:editing-cycles>29</meta:editing-cycles>
    <meta:generator>LibreOffice/4.2.7.2$Linux_X86_64 LibreOffice_project/420m0$Build-2</meta:generator>
    <meta:print-date>2015-03-06T14:01:04.375841691</meta:print-date>
    <meta:document-statistic meta:table-count="2" meta:cell-count="182" meta:object-count="0"/>
  </office:meta>
</office:document-meta>
</file>